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39">
            <text:p>29.390</text:p>
          </table:table-cell>
          <table:table-cell office:value-type="float" office:value="10">
            <text:p>10</text:p>
          </table:table-cell>
          <table:table-cell table:formula="of:=[.C3]*1.01" office:value-type="float" office:value="32.4648442658353">
            <text:p>32.4648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24.43">
            <text:p>24.4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6.9859185237957">
            <text:p>26.9859</text:p>
          </table:table-cell>
          <table:table-cell table:style-name="ce7" office:value-type="float" office:value="24.4">
            <text:p>24.4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9527798600334">
            <text:p>26.9528</text:p>
          </table:table-cell>
          <table:table-cell table:style-name="ce7" office:value-type="float" office:value="24.18">
            <text:p>24.18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6.7097629924429">
            <text:p>26.7098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39">
            <text:p>29.3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1434101641934">
            <text:p>32.1434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24.43">
            <text:p>24.4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6.7187312116789">
            <text:p>26.7187</text:p>
          </table:table-cell>
          <table:table-cell table:style-name="ce8" table:formula="of:=[.V2]" office:value-type="float" office:value="24.4">
            <text:p>24.4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6859206534984">
            <text:p>26.6859</text:p>
          </table:table-cell>
          <table:table-cell table:style-name="ce8" table:formula="of:=[.Y2]" office:value-type="float" office:value="24.18">
            <text:p>24.18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6.4453098935078">
            <text:p>26.4453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39">
            <text:p>29.3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1.8251585784093">
            <text:p>31.8252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24.43">
            <text:p>24.4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6.454189318494">
            <text:p>26.4542</text:p>
          </table:table-cell>
          <table:table-cell table:style-name="ce8" table:formula="of:=[.V3]" office:value-type="float" office:value="24.4">
            <text:p>24.4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4217036173252">
            <text:p>26.4217</text:p>
          </table:table-cell>
          <table:table-cell table:style-name="ce8" table:formula="of:=[.Y3]" office:value-type="float" office:value="24.18">
            <text:p>24.18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6.183475142087">
            <text:p>26.1835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39">
            <text:p>29.3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1.510057998425">
            <text:p>31.5101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24.43">
            <text:p>24.4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6.1922666519743">
            <text:p>26.1923</text:p>
          </table:table-cell>
          <table:table-cell table:style-name="ce8" table:formula="of:=[.V4]" office:value-type="float" office:value="24.4">
            <text:p>24.4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6.160102591411">
            <text:p>26.1601</text:p>
          </table:table-cell>
          <table:table-cell table:style-name="ce8" table:formula="of:=[.Y4]" office:value-type="float" office:value="24.18">
            <text:p>24.18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5.9242328139475">
            <text:p>25.9242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39">
            <text:p>29.3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1980772261634">
            <text:p>31.1981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24.43">
            <text:p>24.4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5.9329372791824">
            <text:p>25.9329</text:p>
          </table:table-cell>
          <table:table-cell table:style-name="ce8" table:formula="of:=[.V5]" office:value-type="float" office:value="24.4">
            <text:p>24.4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9010916746644">
            <text:p>25.9011</text:p>
          </table:table-cell>
          <table:table-cell table:style-name="ce8" table:formula="of:=[.Y5]" office:value-type="float" office:value="24.18">
            <text:p>24.18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5.6675572415322">
            <text:p>25.6676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39">
            <text:p>29.39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0.889185372439">
            <text:p>30.8892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24.43">
            <text:p>24.4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5.676175523943">
            <text:p>25.6762</text:p>
          </table:table-cell>
          <table:table-cell table:style-name="ce8" table:formula="of:=[.V6]" office:value-type="float" office:value="24.4">
            <text:p>24.4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64464522244">
            <text:p>25.6446</text:p>
          </table:table-cell>
          <table:table-cell table:style-name="ce8" table:formula="of:=[.Y6]" office:value-type="float" office:value="24.18">
            <text:p>24.18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5.413423011418">
            <text:p>25.413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39">
            <text:p>29.3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0.5833518539">
            <text:p>30.5834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24.43">
            <text:p>24.4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5.4219559643">
            <text:p>25.4220</text:p>
          </table:table-cell>
          <table:table-cell table:style-name="ce8" table:formula="of:=[.V7]" office:value-type="float" office:value="24.4">
            <text:p>24.4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390737844">
            <text:p>25.3907</text:p>
          </table:table-cell>
          <table:table-cell table:style-name="ce8" table:formula="of:=[.Y7]" office:value-type="float" office:value="24.18">
            <text:p>24.18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5.1618049618">
            <text:p>25.161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39">
            <text:p>29.3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28054639">
            <text:p>30.2805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24.43">
            <text:p>24.4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5.17025343">
            <text:p>25.1703</text:p>
          </table:table-cell>
          <table:table-cell table:style-name="ce8" table:formula="of:=[.V8]" office:value-type="float" office:value="24.4">
            <text:p>24.4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5.1393444">
            <text:p>25.1393</text:p>
          </table:table-cell>
          <table:table-cell table:style-name="ce8" table:formula="of:=[.Y8]" office:value-type="float" office:value="24.18">
            <text:p>24.18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4.91267818">
            <text:p>24.9127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39">
            <text:p>29.39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9.980739">
            <text:p>29.9807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24.43">
            <text:p>24.4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4.921043">
            <text:p>24.9210</text:p>
          </table:table-cell>
          <table:table-cell table:style-name="ce8" table:formula="of:=[.V9]" office:value-type="float" office:value="24.4">
            <text:p>24.4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89044">
            <text:p>24.8904</text:p>
          </table:table-cell>
          <table:table-cell table:style-name="ce8" table:formula="of:=[.Y9]" office:value-type="float" office:value="24.18">
            <text:p>24.18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4.666018">
            <text:p>24.6660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39">
            <text:p>29.39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9.6839">
            <text:p>29.6839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24.43">
            <text:p>24.4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4.6743">
            <text:p>24.6743</text:p>
          </table:table-cell>
          <table:table-cell table:style-name="ce8" table:formula="of:=[.V10]" office:value-type="float" office:value="24.4">
            <text:p>24.4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644">
            <text:p>24.6440</text:p>
          </table:table-cell>
          <table:table-cell table:style-name="ce8" table:formula="of:=[.Y10]" office:value-type="float" office:value="24.18">
            <text:p>24.18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4.4218">
            <text:p>24.4218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39">
            <text:p>29.39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39">
            <text:p>29.39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24.43">
            <text:p>24.4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4.43">
            <text:p>24.4300</text:p>
          </table:table-cell>
          <table:table-cell table:style-name="ce8" table:formula="of:=[.V11]" office:value-type="float" office:value="24.4">
            <text:p>24.4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4">
            <text:p>24.4000</text:p>
          </table:table-cell>
          <table:table-cell table:style-name="ce8" table:formula="of:=[.Y11]" office:value-type="float" office:value="24.18">
            <text:p>24.18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4.18">
            <text:p>24.18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39">
            <text:p>29.39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9.0990099009901">
            <text:p>29.0990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3.8019801980198">
            <text:p>23.8020</text:p>
          </table:table-cell>
          <table:table-cell table:style-name="ce8" table:formula="of:=[.S12]" office:value-type="float" office:value="24.43">
            <text:p>24.43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4.1881188118812">
            <text:p>24.1881</text:p>
          </table:table-cell>
          <table:table-cell table:style-name="ce8" table:formula="of:=[.V12]" office:value-type="float" office:value="24.4">
            <text:p>24.4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4.1584158415842">
            <text:p>24.1584</text:p>
          </table:table-cell>
          <table:table-cell table:style-name="ce8" table:formula="of:=[.Y12]" office:value-type="float" office:value="24.18">
            <text:p>24.18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3.9405940594059">
            <text:p>23.9406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39">
            <text:p>29.39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8.8109008920694">
            <text:p>28.8109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3.5663170277424">
            <text:p>23.5663</text:p>
          </table:table-cell>
          <table:table-cell table:style-name="ce8" table:formula="of:=[.S13]" office:value-type="float" office:value="24.43">
            <text:p>24.43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3.9486324870111">
            <text:p>23.9486</text:p>
          </table:table-cell>
          <table:table-cell table:style-name="ce8" table:formula="of:=[.V13]" office:value-type="float" office:value="24.4">
            <text:p>24.4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9192236055289">
            <text:p>23.9192</text:p>
          </table:table-cell>
          <table:table-cell table:style-name="ce8" table:formula="of:=[.Y13]" office:value-type="float" office:value="24.18">
            <text:p>24.18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3.7035584746593">
            <text:p>23.703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39">
            <text:p>29.3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8.5256444475935">
            <text:p>28.5256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24.43">
            <text:p>24.4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3.7115173138724">
            <text:p>23.7115</text:p>
          </table:table-cell>
          <table:table-cell table:style-name="ce8" table:formula="of:=[.V14]" office:value-type="float" office:value="24.4">
            <text:p>24.4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6823996094345">
            <text:p>23.6824</text:p>
          </table:table-cell>
          <table:table-cell table:style-name="ce8" table:formula="of:=[.Y14]" office:value-type="float" office:value="24.18">
            <text:p>24.18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3.4688697768904">
            <text:p>23.46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39">
            <text:p>29.3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24321232435">
            <text:p>28.243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24.43">
            <text:p>24.4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3.4767498157152">
            <text:p>23.4767</text:p>
          </table:table-cell>
          <table:table-cell table:style-name="ce8" table:formula="of:=[.V15]" office:value-type="float" office:value="24.4">
            <text:p>24.4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4479204053807">
            <text:p>23.4479</text:p>
          </table:table-cell>
          <table:table-cell table:style-name="ce8" table:formula="of:=[.Y15]" office:value-type="float" office:value="24.18">
            <text:p>24.18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3.2365047295945">
            <text:p>23.236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39">
            <text:p>29.39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7.9635765587623">
            <text:p>27.9636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24.43">
            <text:p>24.4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23.2443067482329">
            <text:p>23.2443</text:p>
          </table:table-cell>
          <table:table-cell table:style-name="ce8" table:formula="of:=[.V16]" office:value-type="float" office:value="24.4">
            <text:p>24.4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3.2157627776047">
            <text:p>23.2158</text:p>
          </table:table-cell>
          <table:table-cell table:style-name="ce8" table:formula="of:=[.Y16]" office:value-type="float" office:value="24.18">
            <text:p>24.18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3.0064403263312">
            <text:p>23.00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39">
            <text:p>29.3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7.6867094641211">
            <text:p>27.6867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24.43">
            <text:p>24.4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23.0141650972603">
            <text:p>23.0142</text:p>
          </table:table-cell>
          <table:table-cell table:style-name="ce8" table:formula="of:=[.V17]" office:value-type="float" office:value="24.4">
            <text:p>24.4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9859037402026">
            <text:p>22.9859</text:p>
          </table:table-cell>
          <table:table-cell table:style-name="ce8" table:formula="of:=[.Y17]" office:value-type="float" office:value="24.18">
            <text:p>24.18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2.7786537884467">
            <text:p>22.7787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39">
            <text:p>29.3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4125836278427">
            <text:p>27.4126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24.43">
            <text:p>24.4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22.7863020764953">
            <text:p>22.7863</text:p>
          </table:table-cell>
          <table:table-cell table:style-name="ce8" table:formula="of:=[.V18]" office:value-type="float" office:value="24.4">
            <text:p>24.4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7583205348541">
            <text:p>22.7583</text:p>
          </table:table-cell>
          <table:table-cell table:style-name="ce8" table:formula="of:=[.Y18]" office:value-type="float" office:value="24.18">
            <text:p>24.18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2.5531225628185">
            <text:p>22.553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39">
            <text:p>29.3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1411719087552">
            <text:p>27.1412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24.43">
            <text:p>24.4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22.5606951252429">
            <text:p>22.5607</text:p>
          </table:table-cell>
          <table:table-cell table:style-name="ce8" table:formula="of:=[.V19]" office:value-type="float" office:value="24.4">
            <text:p>24.4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5329906285684">
            <text:p>22.5330</text:p>
          </table:table-cell>
          <table:table-cell table:style-name="ce8" table:formula="of:=[.Y19]" office:value-type="float" office:value="24.18">
            <text:p>24.18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2.3298243196223">
            <text:p>22.3298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39">
            <text:p>29.3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6.872447434411">
            <text:p>26.8724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24.43">
            <text:p>24.4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22.3373219061811">
            <text:p>22.3373</text:p>
          </table:table-cell>
          <table:table-cell table:style-name="ce8" table:formula="of:=[.V20]" office:value-type="float" office:value="24.4">
            <text:p>24.4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3098917114539">
            <text:p>22.3099</text:p>
          </table:table-cell>
          <table:table-cell table:style-name="ce8" table:formula="of:=[.Y20]" office:value-type="float" office:value="24.18">
            <text:p>24.18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2.1087369501211">
            <text:p>22.1087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39">
            <text:p>29.3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6.6063835984268">
            <text:p>26.6064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24.43">
            <text:p>24.4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22.1161603031496">
            <text:p>22.1162</text:p>
          </table:table-cell>
          <table:table-cell table:style-name="ce8" table:formula="of:=[.V21]" office:value-type="float" office:value="24.4">
            <text:p>24.4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2.0890016945088">
            <text:p>22.0890</text:p>
          </table:table-cell>
          <table:table-cell table:style-name="ce8" table:formula="of:=[.Y21]" office:value-type="float" office:value="24.18">
            <text:p>24.18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1.8898385644763">
            <text:p>21.88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.731">
            <text:p>2.731</text:p>
          </table:table-cell>
          <table:table-cell office:value-type="float" office:value="10">
            <text:p>10</text:p>
          </table:table-cell>
          <table:table-cell table:formula="of:=[.C26]*1.01" office:value-type="float" office:value="3.016723024498">
            <text:p>3.0167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7.844">
            <text:p>7.844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66465595172549">
            <text:p>8.6647</text:p>
          </table:table-cell>
          <table:table-cell table:style-name="ce7" office:value-type="float" office:value="1.267">
            <text:p>1.267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399556232896">
            <text:p>1.3996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2.731">
            <text:p>2.731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.98685447970099">
            <text:p>2.9869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7.844">
            <text:p>7.844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57886727893613">
            <text:p>8.5789</text:p>
          </table:table-cell>
          <table:table-cell table:style-name="ce8" table:formula="of:=[.Y25]" office:value-type="float" office:value="1.267">
            <text:p>1.267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38569924049109">
            <text:p>1.385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2.731">
            <text:p>2.731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.95728166307029">
            <text:p>2.9573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7.844">
            <text:p>7.844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49392799894666">
            <text:p>8.4939</text:p>
          </table:table-cell>
          <table:table-cell table:style-name="ce8" table:formula="of:=[.Y26]" office:value-type="float" office:value="1.267">
            <text:p>1.267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37197944603078">
            <text:p>1.372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2.731">
            <text:p>2.731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.92800164660424">
            <text:p>2.9280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7.844">
            <text:p>7.844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0982970192739">
            <text:p>8.4098</text:p>
          </table:table-cell>
          <table:table-cell table:style-name="ce8" table:formula="of:=[.Y27]" office:value-type="float" office:value="1.267">
            <text:p>1.267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35839549111958">
            <text:p>1.3584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2.731">
            <text:p>2.731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.89901153129133">
            <text:p>2.8990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7.844">
            <text:p>7.844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2656406131425">
            <text:p>8.3266</text:p>
          </table:table-cell>
          <table:table-cell table:style-name="ce8" table:formula="of:=[.Y28]" office:value-type="float" office:value="1.267">
            <text:p>1.267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34494603081147">
            <text:p>1.3449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2.731">
            <text:p>2.731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2.8703084468231">
            <text:p>2.8703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7.844">
            <text:p>7.844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441228329844">
            <text:p>8.2441</text:p>
          </table:table-cell>
          <table:table-cell table:style-name="ce8" table:formula="of:=[.Y29]" office:value-type="float" office:value="1.267">
            <text:p>1.267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3316297334767">
            <text:p>1.33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2.731">
            <text:p>2.731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.84188955131">
            <text:p>2.8419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7.844">
            <text:p>7.844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16249785444">
            <text:p>8.1625</text:p>
          </table:table-cell>
          <table:table-cell table:style-name="ce8" table:formula="of:=[.Y30]" office:value-type="float" office:value="1.267">
            <text:p>1.267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31844528067">
            <text:p>1.318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2.731">
            <text:p>2.731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.813752031">
            <text:p>2.813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7.844">
            <text:p>7.844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081681044">
            <text:p>8.0817</text:p>
          </table:table-cell>
          <table:table-cell table:style-name="ce8" table:formula="of:=[.Y31]" office:value-type="float" office:value="1.267">
            <text:p>1.267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305391367">
            <text:p>1.3054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2.731">
            <text:p>2.731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.7858931">
            <text:p>2.7859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7.844">
            <text:p>7.844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016644">
            <text:p>8.0017</text:p>
          </table:table-cell>
          <table:table-cell table:style-name="ce8" table:formula="of:=[.Y32]" office:value-type="float" office:value="1.267">
            <text:p>1.267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2924667">
            <text:p>1.2925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2.731">
            <text:p>2.731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.75831">
            <text:p>2.7583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7.844">
            <text:p>7.844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2244">
            <text:p>7.9224</text:p>
          </table:table-cell>
          <table:table-cell table:style-name="ce8" table:formula="of:=[.Y33]" office:value-type="float" office:value="1.267">
            <text:p>1.267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27967">
            <text:p>1.2797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2.731">
            <text:p>2.731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2.731">
            <text:p>2.731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7.844">
            <text:p>7.844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44">
            <text:p>7.8440</text:p>
          </table:table-cell>
          <table:table-cell table:style-name="ce8" table:formula="of:=[.Y34]" office:value-type="float" office:value="1.267">
            <text:p>1.267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267">
            <text:p>1.267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2.731">
            <text:p>2.731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2.7039603960396">
            <text:p>2.7040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7.844">
            <text:p>7.844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76633663366337">
            <text:p>7.7663</text:p>
          </table:table-cell>
          <table:table-cell table:style-name="ce8" table:formula="of:=[.Y35]" office:value-type="float" office:value="1.267">
            <text:p>1.267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25445544554455">
            <text:p>1.2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2.731">
            <text:p>2.731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2.6771885109303">
            <text:p>2.6772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7.844">
            <text:p>7.844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68944221154789">
            <text:p>7.6894</text:p>
          </table:table-cell>
          <table:table-cell table:style-name="ce8" table:formula="of:=[.Y36]" office:value-type="float" office:value="1.267">
            <text:p>1.267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24203509459857">
            <text:p>1.2420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2.731">
            <text:p>2.731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.6506816939904">
            <text:p>2.6507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7.844">
            <text:p>7.844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1330912034444">
            <text:p>7.6133</text:p>
          </table:table-cell>
          <table:table-cell table:style-name="ce8" table:formula="of:=[.Y37]" office:value-type="float" office:value="1.267">
            <text:p>1.267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22973771742433">
            <text:p>1.22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2.731">
            <text:p>2.731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.62443732078257">
            <text:p>2.6244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7.844">
            <text:p>7.844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3792982212321">
            <text:p>7.5379</text:p>
          </table:table-cell>
          <table:table-cell table:style-name="ce8" table:formula="of:=[.Y38]" office:value-type="float" office:value="1.267">
            <text:p>1.267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21756209645973">
            <text:p>1.2176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2.731">
            <text:p>2.731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2.59845279285403">
            <text:p>2.5985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7.844">
            <text:p>7.844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46329685358734">
            <text:p>7.4633</text:p>
          </table:table-cell>
          <table:table-cell table:style-name="ce8" table:formula="of:=[.Y39]" office:value-type="float" office:value="1.267">
            <text:p>1.267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20550702619775">
            <text:p>1.2055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2.731">
            <text:p>2.731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.57272553747924">
            <text:p>2.5727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7.844">
            <text:p>7.844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389402825334">
            <text:p>7.3894</text:p>
          </table:table-cell>
          <table:table-cell table:style-name="ce8" table:formula="of:=[.Y40]" office:value-type="float" office:value="1.267">
            <text:p>1.267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19357131306708">
            <text:p>1.1936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2.731">
            <text:p>2.731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.54725300740519">
            <text:p>2.5473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7.844">
            <text:p>7.844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1624042112277">
            <text:p>7.3162</text:p>
          </table:table-cell>
          <table:table-cell table:style-name="ce8" table:formula="of:=[.Y41]" office:value-type="float" office:value="1.267">
            <text:p>1.267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18175377531394">
            <text:p>1.1818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2.731">
            <text:p>2.731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.52203268059919">
            <text:p>2.5220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7.844">
            <text:p>7.844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4380239715126">
            <text:p>7.2438</text:p>
          </table:table-cell>
          <table:table-cell table:style-name="ce8" table:formula="of:=[.Y42]" office:value-type="float" office:value="1.267">
            <text:p>1.267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17005324288509">
            <text:p>1.170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2.731">
            <text:p>2.731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.4970620599992">
            <text:p>2.4971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7.844">
            <text:p>7.844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17208158133788">
            <text:p>7.1721</text:p>
          </table:table-cell>
          <table:table-cell table:style-name="ce8" table:formula="of:=[.Y43]" office:value-type="float" office:value="1.267">
            <text:p>1.267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1.15846855731197">
            <text:p>1.1585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2.731">
            <text:p>2.731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.47233867326654">
            <text:p>2.4723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7.844">
            <text:p>7.844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0107087261176">
            <text:p>7.1011</text:p>
          </table:table-cell>
          <table:table-cell table:style-name="ce8" table:formula="of:=[.Y44]" office:value-type="float" office:value="1.267">
            <text:p>1.267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1.14699857159601">
            <text:p>1.147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048018">
            <text:p>1048018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24.82">
            <text:p>24.82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7.4167211527061">
            <text:p>27.416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24.82">
            <text:p>24.82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7.1452684680258">
            <text:p>27.1453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24.82">
            <text:p>24.82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6.876503433689">
            <text:p>26.8765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24.82">
            <text:p>24.82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6.610399439296">
            <text:p>26.610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24.82">
            <text:p>24.82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6.3469301379168">
            <text:p>26.3469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24.82">
            <text:p>24.82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6.086069443482">
            <text:p>26.0861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24.82">
            <text:p>24.82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5.8277915282">
            <text:p>25.827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24.82">
            <text:p>24.82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5.57207082">
            <text:p>25.5721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24.82">
            <text:p>24.82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5.318882">
            <text:p>25.318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24.82">
            <text:p>24.82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5.0682">
            <text:p>25.0682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24.82">
            <text:p>24.82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4.82">
            <text:p>24.82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24.82">
            <text:p>24.82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4.5742574257426">
            <text:p>24.5743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24.82">
            <text:p>24.82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4.3309479462798">
            <text:p>24.3309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24.82">
            <text:p>24.82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4.0900474715641">
            <text:p>24.0900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24.82">
            <text:p>24.82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3.8515321500635">
            <text:p>23.851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24.82">
            <text:p>24.82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3.6153783663995">
            <text:p>23.6154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24.82">
            <text:p>24.82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3.3815627390094">
            <text:p>23.381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24.82">
            <text:p>24.82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3.1500621178311">
            <text:p>23.150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24.82">
            <text:p>24.82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2.920853582011">
            <text:p>22.920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24.82">
            <text:p>24.82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2.6939144376346">
            <text:p>22.6939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24.82">
            <text:p>24.82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2.4692222154798">
            <text:p>22.469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2015／07／22</text:date>, <text:time>18:33:5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22T18:33:57.35</dc:date>
    <meta:editing-duration>P61DT14H29M24S</meta:editing-duration>
    <meta:editing-cycles>212</meta:editing-cycles>
    <meta:generator>OpenOffice/4.1.1$Win32 OpenOffice.org_project/411m6$Build-9775</meta:generator>
    <meta:document-statistic meta:table-count="9" meta:cell-count="4993" meta:object-count="0"/>
  </office:meta>
</office:document-meta>
</file>